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e1c" officeooo:paragraph-rsid="001bde1c"/>
    </style:style>
    <style:style style:name="P2" style:family="paragraph" style:parent-style-name="Standard">
      <style:text-properties officeooo:rsid="001dc93c" officeooo:paragraph-rsid="001dc93c"/>
    </style:style>
    <style:style style:name="T1" style:family="text">
      <style:text-properties officeooo:rsid="001ca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ap <text:span text:style-name="T1">server</text:span></text:p>
      <text:p text:style-name="P2">mysql database</text:p>
      <text:p text:style-name="P2">https://guru.gndec.ac.in/guru/mod/attendance/password.php?session=1903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10:51:43.005532989</meta:creation-date>
    <dc:date>2023-04-17T11:07:17.401824951</dc:date>
    <meta:editing-duration>PT15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" meta:character-count="96" meta:non-whitespace-character-count="94"/>
  </office:meta>
</office:document-meta>
</file>